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30b08" officeooo:paragraph-rsid="00130b08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30b08" officeooo:paragraph-rsid="001316bf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30b08" officeooo:paragraph-rsid="001354f1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316bf" officeooo:paragraph-rsid="001316bf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316bf" officeooo:paragraph-rsid="001354f1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354f1" officeooo:paragraph-rsid="001354f1" style:font-size-asian="13.1000003814697pt" style:font-weight-asian="bold" style:font-size-complex="15pt" style:font-weight-complex="bold"/>
    </style:style>
    <style:style style:name="T1" style:family="text">
      <style:text-properties officeooo:rsid="00130b08"/>
    </style:style>
    <style:style style:name="T2" style:family="text">
      <style:text-properties officeooo:rsid="001316bf"/>
    </style:style>
    <style:style style:name="T3" style:family="text">
      <style:text-properties officeooo:rsid="001354f1"/>
    </style:style>
    <style:style style:name="T4" style:family="text">
      <style:text-properties officeooo:rsid="00170f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LÉFONO (<text:span text:style-name="T4">#</text:span>num_telef) siendo </text:p>
      <text:p text:style-name="P3"><text:tab/><text:tab/>num_telef es entero,</text:p>
      <text:p text:style-name="P3"><text:tab/>PK (num_telef)</text:p>
      <text:p text:style-name="P3"><text:tab/><text:span text:style-name="T3">FK (dirección agencia/AGENCIA(dirección))</text:span></text:p>
      <text:p text:style-name="P3"/>
      <text:p text:style-name="P3">AGENCIA (#dirección,zona,fax) siendo</text:p>
      <text:p text:style-name="P1"><text:tab/><text:tab/>dirección es cadena no nula,</text:p>
      <text:p text:style-name="P1"><text:tab/><text:tab/>zona es cadena no nula,</text:p>
      <text:p text:style-name="P1"><text:tab/><text:tab/>fax es entero,</text:p>
      <text:p text:style-name="P1"><text:tab/>PK (dirección)</text:p>
      <text:p text:style-name="P1"/>
      <text:p text:style-name="P6">-TIENE (#dirección,#cod_emp) siendo</text:p>
      <text:p text:style-name="P6"><text:tab/><text:tab/><text:span text:style-name="T1">dirección es cadena no nula,</text:span></text:p>
      <text:p text:style-name="P3"><text:tab/><text:tab/>cod_emp es entero,</text:p>
      <text:p text:style-name="P3"><text:tab/>PK (dirección)</text:p>
      <text:p text:style-name="P3"><text:tab/>PK (cod_emp)</text:p>
      <text:p text:style-name="P3"/>
      <text:p text:style-name="P1">TITULAR (#cod_emp,nombre,telef,f_nac,titulación) siendo</text:p>
      <text:p text:style-name="P1"><text:tab/><text:tab/>cod_emp es entero,</text:p>
      <text:p text:style-name="P1"><text:tab/><text:tab/>nombre es cadena no nula,</text:p>
      <text:p text:style-name="P1"><text:tab/><text:tab/>telef es entero,</text:p>
      <text:p text:style-name="P1"><text:tab/><text:tab/>f_nac es fecha,</text:p>
      <text:p text:style-name="P1"><text:tab/><text:tab/>titulación es cadena no nula,</text:p>
      <text:p text:style-name="P1"><text:tab/>PK (cod_emp)</text:p>
      <text:p text:style-name="P4"/>
      <text:p text:style-name="P4">VENDEDOR (<text:span text:style-name="T1">#cod_emp,nombre,telef,f_nac,</text:span>porcentaje) siendo</text:p>
      <text:p text:style-name="P4"><text:tab/><text:tab/><text:span text:style-name="T1">cod_emp es entero,</text:span></text:p>
      <text:p text:style-name="P2"><text:tab/><text:tab/>nombre es cadena no nula,</text:p>
      <text:p text:style-name="P2"><text:tab/><text:tab/>telef es entero,</text:p>
      <text:p text:style-name="P2"><text:tab/><text:tab/>f_nac es fecha,</text:p>
      <text:p text:style-name="P2"><text:tab/><text:tab/><text:span text:style-name="T2">porcentaje</text:span> es <text:span text:style-name="T2">entero</text:span>,</text:p>
      <text:p text:style-name="P2"><text:tab/>PK (cod_emp)</text:p>
      <text:p text:style-name="P2"><text:tab/><text:span text:style-name="T3">FK (dirección agencia/AGENCIA(dirección))</text:span></text:p>
      <text:p text:style-name="P2"/>
      <text:p text:style-name="P4">INMUEBLE (#cod_inm,propietario,dirección_inm,<text:span text:style-name="T3">precio_v,hipotecado,precio_a,fianza</text:span>) siendo</text:p>
      <text:p text:style-name="P4"><text:tab/><text:tab/>cod_inm es entero,</text:p>
      <text:p text:style-name="P4"><text:tab/><text:tab/>propietario es cadena no nula,</text:p>
      <text:p text:style-name="P4"><text:tab/><text:tab/>dirección_inm es cadena no nula,</text:p>
      <text:p text:style-name="P4"><text:tab/><text:tab/><text:span text:style-name="T3">precio_v es real,</text:span></text:p>
      <text:p text:style-name="P4"><text:tab/><text:tab/><text:span text:style-name="T3">hipotecado es cadena no nula,</text:span></text:p>
      <text:p text:style-name="P4"><text:soft-page-break/><text:tab/><text:tab/><text:span text:style-name="T3">precio_a es real,</text:span></text:p>
      <text:p text:style-name="P4"><text:tab/><text:tab/><text:span text:style-name="T3">fianza es entero,</text:span></text:p>
      <text:p text:style-name="P4"><text:tab/>PK (cod_inm)</text:p>
      <text:p text:style-name="P5"><text:tab/><text:span text:style-name="T3">FK (dirección agencia/AGENCIA(dirección))</text:span></text:p>
      <text:p text:style-name="P4"/>
      <text:p text:style-name="P4">LOCAL (#cod_inm,propietario,dirección_inm,licencia) siendo</text:p>
      <text:p text:style-name="P4"><text:tab/><text:tab/>cod_inm es entero,</text:p>
      <text:p text:style-name="P4"><text:tab/><text:tab/>propietario es cadena no nula,</text:p>
      <text:p text:style-name="P4"><text:tab/><text:tab/>dirección_inm es cadena no nula,</text:p>
      <text:p text:style-name="P4"><text:tab/><text:tab/>licencia es cadena no nula,</text:p>
      <text:p text:style-name="P4"><text:tab/>PK (cod_inm)</text:p>
      <text:p text:style-name="P4"/>
      <text:p text:style-name="P4">PISO (#cod_inm,propietario,dirección_inm,num_hab,num_baño,tip_gas,interior) siendo</text:p>
      <text:p text:style-name="P4"><text:tab/><text:tab/>cod_inm es entero,</text:p>
      <text:p text:style-name="P4"><text:tab/><text:tab/>propietario es cadena no nula,</text:p>
      <text:p text:style-name="P4"><text:tab/><text:tab/>dirección_inm es cadena no nula,</text:p>
      <text:p text:style-name="P4"><text:tab/><text:tab/>num_hab es entero,</text:p>
      <text:p text:style-name="P4"><text:tab/><text:tab/>num_baño es entero,</text:p>
      <text:p text:style-name="P4"><text:tab/><text:tab/>tip_gas es cadena no nula,</text:p>
      <text:p text:style-name="P4"><text:tab/><text:tab/>interior es entero,</text:p>
      <text:p text:style-name="P4"><text:tab/>PK (cod_in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1:52:21.458292477</meta:creation-date>
    <dc:date>2019-11-11T12:57:35.360189535</dc:date>
    <meta:editing-duration>PT49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183" meta:character-count="1514" meta:non-whitespace-character-count="1304"/>
  </office:meta>
</office:document-meta>
</file>